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solid" svg:stroke-width="0.052cm" svg:stroke-color="#000000" draw:fill="none" fo:padding-top="0.026cm" fo:padding-bottom="0.026cm" fo:padding-left="0.026cm" fo:padding-right="0.026cm"/>
    </style:style>
    <style:style style:name="gr4" style:family="graphic" style:parent-style-name="standard">
      <style:graphic-properties draw:stroke="solid" svg:stroke-width="0.07cm" svg:stroke-color="#000000" draw:fill="none" fo:padding-top="0.035cm" fo:padding-bottom="0.035cm" fo:padding-left="0.035cm" fo:padding-right="0.035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154cm" fo:min-width="3.60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154cm" fo:min-width="2.07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154cm" fo:min-width="1.919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26cm" svg:stroke-color="#000000" draw:fill="solid" draw:fill-color="#ffffff" fo:padding-top="0.013cm" fo:padding-bottom="0.013cm" fo:padding-left="0.013cm" fo:padding-right="0.013cm"/>
    </style:style>
    <style:style style:name="gr9" style:family="graphic" style:parent-style-name="standard">
      <style:graphic-properties draw:stroke="solid" svg:stroke-width="0.026cm" svg:stroke-color="#000000" draw:fill="none" fo:padding-top="0.013cm" fo:padding-bottom="0.013cm" fo:padding-left="0.013cm" fo:padding-right="0.013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153cm" fo:min-width="2.09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1.28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575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1.00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1.57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0.715cm" fo:padding-top="0cm" fo:padding-bottom="0cm" fo:padding-left="0cm" fo:padding-right="0cm"/>
    </style:style>
    <style:style style:name="gr16" style:family="graphic" style:parent-style-name="standard">
      <style:graphic-properties draw:stroke="solid" svg:stroke-width="0.017cm" svg:stroke-color="#000000" draw:fill="none" fo:padding-top="0.008cm" fo:padding-bottom="0.008cm" fo:padding-left="0.008cm" fo:padding-right="0.008cm"/>
    </style:style>
    <style:style style:name="gr17" style:family="graphic" style:parent-style-name="standard">
      <style:graphic-properties draw:stroke="solid" svg:stroke-width="0.017cm" svg:stroke-color="#000000" draw:fill="solid" draw:fill-color="#000000" fo:padding-top="0.008cm" fo:padding-bottom="0.008cm" fo:padding-left="0.008cm" fo:padding-right="0.008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44cm" fo:min-width="0.43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44cm" fo:min-width="0.658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44cm" fo:min-width="0.877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44cm" fo:min-width="1.10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43cm" fo:min-width="4.975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44cm" fo:min-width="0.22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44cm" fo:min-width="4.647cm" fo:padding-top="0cm" fo:padding-bottom="0cm" fo:padding-left="0cm" fo:padding-right="0cm"/>
    </style:style>
    <style:style style:name="gr25" style:family="graphic" style:parent-style-name="standard">
      <style:graphic-properties draw:stroke="solid" svg:stroke-width="0.035cm" svg:stroke-color="#000000" draw:fill="solid" draw:fill-color="#999999" fo:padding-top="0.017cm" fo:padding-bottom="0.017cm" fo:padding-left="0.017cm" fo:padding-right="0.017cm"/>
    </style:style>
    <style:style style:name="gr26" style:family="graphic" style:parent-style-name="standard">
      <style:graphic-properties draw:stroke="solid" svg:stroke-width="0.035cm" svg:stroke-color="#000000" draw:fill="solid" draw:fill-color="#000000" fo:padding-top="0.017cm" fo:padding-bottom="0.017cm" fo:padding-left="0.017cm" fo:padding-right="0.017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49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197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91cm" fo:padding-top="0cm" fo:padding-bottom="0cm" fo:padding-left="0cm" fo:padding-right="0cm"/>
    </style:style>
    <style:style style:name="gr30" style:family="graphic" style:parent-style-name="standard">
      <style:graphic-properties draw:stroke="none" draw:fill="solid" draw:fill-color="#000000"/>
    </style:style>
    <style:style style:name="gr31" style:family="graphic" style:parent-style-name="standard">
      <style:graphic-properties draw:stroke="solid" svg:stroke-width="0.035cm" svg:stroke-color="#000000" draw:fill="none" fo:padding-top="0.017cm" fo:padding-bottom="0.017cm" fo:padding-left="0.017cm" fo:padding-right="0.017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089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693cm" fo:padding-top="0cm" fo:padding-bottom="0cm" fo:padding-left="0cm" fo:padding-right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11.695cm" style:use-optimal-column-width="false"/>
    </style:style>
    <style:style style:name="co2" style:family="table-column">
      <style:table-column-properties style:column-width="4.885cm" style:use-optimal-column-width="false"/>
    </style:style>
    <style:style style:name="ro1" style:family="table-row">
      <style:table-row-properties style:row-height="0.849cm"/>
    </style:style>
    <style:style style:name="ce1" style:family="table-cell">
      <style:graphic-properties style:repeat="repeat"/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weight="bold" style:font-weight-asian="bold" style:font-weight-complex="bold"/>
    </style:style>
    <style:style style:name="ce2" style:family="table-cell">
      <style:graphic-properties style:repeat="repeat"/>
      <style:text-properties fo:font-weight="bold" style:font-weight-asian="bold" style:font-weight-complex="bold"/>
    </style:style>
    <style:style style:name="ce3" style:family="table-cell">
      <style:graphic-properties style:repeat="repeat"/>
    </style:style>
    <style:style style:name="P1" style:family="paragraph">
      <style:text-properties fo:font-size="32pt" fo:font-weight="bold" style:font-size-asian="32pt" style:font-weight-asian="bold" style:font-size-complex="32pt" style:font-weight-complex="bold"/>
    </style:style>
    <style:style style:name="P2" style:family="paragraph">
      <style:paragraph-properties fo:margin-left="3.3cm" fo:margin-right="0cm" fo:margin-top="0cm" fo:margin-bottom="1.3cm" fo:text-indent="-3.3cm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style:paragraph-properties fo:text-align="start" style:writing-mode="lr-tb"/>
    </style:style>
    <style:style style:name="P6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weight="bold" style:font-weight-asian="bold" style:font-weight-complex="bold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style:text-autospace="none"/>
    </style:style>
    <style:style style:name="P9" style:family="paragraph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family="Arial" style:font-family-generic="roman" style:font-pitch="variable" fo:font-style="italic" style:font-family-asian="Arial" style:font-family-generic-asian="roman" style:font-pitch-asian="variable" style:font-style-asian="italic" style:font-family-complex="Arial" style:font-family-generic-complex="roman" style:font-pitch-complex="variable" style:font-style-complex="italic"/>
    </style:style>
    <style:style style:name="T4" style:family="text">
      <style:text-properties fo:color="#000000" fo:font-family="Arial" fo:font-size="14pt" style:font-size-asian="14pt" style:font-family-complex="Arial" style:font-size-complex="14pt"/>
    </style:style>
    <style:style style:name="T5" style:family="text">
      <style:text-properties fo:color="#000000" fo:font-family="Arial" fo:font-size="10pt" style:font-size-asian="10pt" style:font-family-complex="Arial" style:font-size-complex="10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family="Arial" style:font-family-generic="roman" style:font-pitch="variable" fo:font-size="15pt" style:font-family-asian="Arial" style:font-family-generic-asian="roman" style:font-pitch-asian="variable" style:font-size-asian="15pt" style:font-family-complex="Arial" style:font-family-generic-complex="roman" style:font-pitch-complex="variable" style:font-size-complex="15pt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15pt" fo:font-style="normal" fo:text-shadow="none" style:text-underline-style="none" fo:font-weight="normal" style:letter-kerning="true" style:font-family-asian="Arial" style:font-family-generic-asian="roman" style:font-pitch-asian="variable" style:font-size-asian="15pt" style:font-style-asian="normal" style:font-weight-asian="normal" style:font-family-complex="Arial" style:font-family-generic-complex="roman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 text:style-name="P1"><text:span text:style-name="T1">Agile transformation in large organizations</text:span></text:p>
            <text:p text:style-name="P1"><text:span text:style-name="T1">Systematic Literature Revie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esentation outline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3">
              <text:list-item>
                <text:p>Research questions</text:p>
              </text:list-item>
              <text:list-item>
                <text:p>Research method</text:p>
              </text:list-item>
              <text:list-item>
                <text:p>Summary of results</text:p>
              </text:list-item>
              <text:list-item>
                <text:p>RQ1: Reasons to change</text:p>
              </text:list-item>
              <text:list-item>
                <text:p>RQ2: Types of transformations</text:p>
              </text:list-item>
              <text:list-item>
                <text:p>RQ3: Challenges in transformation</text:p>
              </text:list-item>
              <text:list-item>
                <text:p>RQ4: Success factors in transform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search Questions</text:p>
          </draw:text-box>
        </draw:frame>
        <draw:frame presentation:style-name="Default-outline1" draw:text-style-name="P2" draw:layer="layout" svg:width="25.199cm" svg:height="13.286cm" svg:x="1.4cm" svg:y="5.614cm" presentation:class="outline" presentation:user-transformed="true">
          <draw:text-box>
            <text:p text:style-name="P2"><text:span text:style-name="T2">RQ1:</text:span><text:span text:style-name="T2"><text:tab/></text:span><text:span text:style-name="T2">Why do large organizations initiate an agile transformation?</text:span></text:p>
            <text:p text:style-name="P2"><text:span text:style-name="T2">RQ2:</text:span><text:span text:style-name="T2"><text:tab/></text:span><text:span text:style-name="T2">How do large scale agile transformations usually proceed; do transformations exhibit patterns?</text:span></text:p>
            <text:p text:style-name="P2"><text:span text:style-name="T3">RQ3:</text:span><text:span text:style-name="T2"><text:tab/></text:span><text:span text:style-name="T2">What are typical challenges in a large scale agile transformation process?</text:span></text:p>
            <text:p text:style-name="P2"><text:span text:style-name="T3">RQ4:</text:span><text:span text:style-name="T2"><text:tab/></text:span><text:span text:style-name="T2">What are typical success factors in the proces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search process</text:p>
          </draw:text-box>
        </draw:frame>
        <draw:frame presentation:style-name="pr4" draw:layer="layout" svg:width="25.199cm" svg:height="10.4cm" svg:x="1.4cm" svg:y="9.8cm" presentation:class="outline" presentation:user-transformed="true">
          <draw:text-box>
            <text:list text:style-name="L3">
              <text:list-item>
                <text:p>Abstract and full text filtering performed by two researchers</text:p>
              </text:list-item>
              <text:list-item>
                <text:p>All unclear cases were resolved by discussion</text:p>
              </text:list-item>
              <text:list-item>
                <text:p>In difficult border line cases a third researcher was consulted</text:p>
              </text:list-item>
            </text:list>
          </draw:text-box>
        </draw:frame>
        <draw:g>
          <draw:polygon draw:style-name="gr2" draw:layer="layout" svg:width="5.053cm" svg:height="0.635cm" svg:x="12.431cm" svg:y="6.241cm" svg:viewBox="0 0 5054 636" draw:points="4326,0 4326,129 0,129 0,509 4326,509 4326,636 5054,319">
            <text:p/>
          </draw:polygon>
          <draw:polygon draw:style-name="gr3" draw:layer="layout" svg:width="5.053cm" svg:height="0.635cm" svg:x="12.431cm" svg:y="6.241cm" svg:viewBox="0 0 5054 636" draw:points="4326,0 4326,129 0,129 0,509 4326,509 4326,636 5054,319">
            <text:p/>
          </draw:polygon>
          <draw:polygon draw:style-name="gr2" draw:layer="layout" svg:width="5.052cm" svg:height="0.635cm" svg:x="19.811cm" svg:y="6.241cm" svg:viewBox="0 0 5053 636" draw:points="4324,0 4324,129 0,129 0,509 4324,509 4324,636 5053,319">
            <text:p/>
          </draw:polygon>
          <draw:polygon draw:style-name="gr3" draw:layer="layout" svg:width="5.052cm" svg:height="0.635cm" svg:x="19.811cm" svg:y="6.241cm" svg:viewBox="0 0 5053 636" draw:points="4324,0 4324,129 0,129 0,509 4324,509 4324,636 5053,319">
            <text:p/>
          </draw:polygon>
          <draw:polygon draw:style-name="gr2" draw:layer="layout" svg:width="5.052cm" svg:height="0.635cm" svg:x="4.891cm" svg:y="6.241cm" svg:viewBox="0 0 5053 636" draw:points="4324,0 4324,129 0,129 0,509 4324,509 4324,636 5053,319">
            <text:p/>
          </draw:polygon>
          <draw:polygon draw:style-name="gr3" draw:layer="layout" svg:width="5.052cm" svg:height="0.635cm" svg:x="4.933cm" svg:y="6.241cm" svg:viewBox="0 0 5053 636" draw:points="4324,0 4324,129 0,129 0,509 4324,509 4324,636 5053,319">
            <text:p/>
          </draw:polygon>
          <draw:polygon draw:style-name="gr4" draw:layer="layout" svg:width="4.012cm" svg:height="1.707cm" svg:x="0.9cm" svg:y="5.706cm" svg:viewBox="0 0 4013 1708" draw:points="0,0 4013,0 4013,1708 0,1708">
            <text:p/>
          </draw:polygon>
          <draw:frame draw:style-name="gr5" draw:text-style-name="P3" draw:layer="layout" svg:width="3.601cm" svg:height="1.154cm" svg:x="1.173cm" svg:y="6.009cm">
            <draw:text-box>
              <text:p text:style-name="P3"><text:span text:style-name="T4">Database</text:span></text:p>
              <text:p text:style-name="P3"><text:span text:style-name="T4">keyword search</text:span></text:p>
            </draw:text-box>
          </draw:frame>
          <draw:polygon draw:style-name="gr4" draw:layer="layout" svg:width="2.427cm" svg:height="1.707cm" svg:x="9.986cm" svg:y="5.706cm" svg:viewBox="0 0 2428 1708" draw:points="0,0 2428,0 2428,1708 0,1708">
            <text:p/>
          </draw:polygon>
          <draw:polygon draw:style-name="gr4" draw:layer="layout" svg:width="2.302cm" svg:height="1.707cm" svg:x="17.489cm" svg:y="5.706cm" svg:viewBox="0 0 2303 1708" draw:points="0,0 2303,0 2303,1708 0,1708">
            <text:p/>
          </draw:polygon>
          <draw:frame draw:style-name="gr6" draw:text-style-name="P3" draw:layer="layout" svg:width="2.074cm" svg:height="1.154cm" svg:x="10.255cm" svg:y="6.009cm">
            <draw:text-box>
              <text:p text:style-name="P3"><text:span text:style-name="T4">Abstract</text:span></text:p>
              <text:p text:style-name="P3"><text:span text:style-name="T4">filtering</text:span></text:p>
            </draw:text-box>
          </draw:frame>
          <draw:polygon draw:style-name="gr4" draw:layer="layout" svg:width="2.326cm" svg:height="1.64cm" svg:x="24.872cm" svg:y="5.74cm" svg:viewBox="0 0 2327 1641" draw:points="0,0 2327,0 2327,1641 0,1641">
            <text:p/>
          </draw:polygon>
          <draw:frame draw:style-name="gr7" draw:text-style-name="P3" draw:layer="layout" svg:width="1.919cm" svg:height="1.154cm" svg:x="17.727cm" svg:y="5.988cm">
            <draw:text-box>
              <text:p text:style-name="P3"><text:span text:style-name="T4">Full text</text:span></text:p>
              <text:p text:style-name="P3"><text:span text:style-name="T4">filtering</text:span></text:p>
            </draw:text-box>
          </draw:frame>
          <draw:path draw:style-name="gr8" draw:layer="layout" svg:width="2.207cm" svg:height="2.743cm" svg:x="5.995cm" svg:y="5.205cm" svg:viewBox="0 0 2208 2744" svg:d="m0 2600c83 40 167 57 246 92 68 18 142 28 204 52 167 0 226-24 272-34 53-6 97-41 142-53 44-17 84-51 136-68 44-30 90-53 133-81 53-23 100-51 147-74 58-18 111-53 178-69 63-24 129-41 199-53 79 0 162-22 244-22v-212l62-13h82v-227l74-10h89v-1828h-1904v231h-148v236h-156z">
            <text:p/>
          </draw:path>
          <draw:polyline draw:style-name="gr9" draw:layer="layout" svg:width="1.744cm" svg:height="1.611cm" svg:x="6.152cm" svg:y="5.671cm" svg:viewBox="0 0 1745 1612" draw:points="0,0 1745,0 1745,1612">
            <text:p/>
          </draw:polyline>
          <draw:polyline draw:style-name="gr9" draw:layer="layout" svg:width="1.739cm" svg:height="1.606cm" svg:x="6.299cm" svg:y="5.436cm" svg:viewBox="0 0 1740 1607" draw:points="0,0 1740,0 1740,1607">
            <text:p/>
          </draw:polyline>
          <draw:frame draw:style-name="gr10" draw:text-style-name="P4" draw:layer="layout" svg:width="2.093cm" svg:height="1.153cm" svg:x="25.106cm" svg:y="5.983cm">
            <draw:text-box>
              <text:p text:style-name="P4"><text:span text:style-name="T4">Full text</text:span></text:p>
              <text:p text:style-name="P4"><text:span text:style-name="T4">analysis</text:span></text:p>
            </draw:text-box>
          </draw:frame>
          <draw:frame draw:style-name="gr11" draw:text-style-name="P5" draw:layer="layout" svg:width="1.284cm" svg:height="0.578cm" svg:x="6.428cm" svg:y="5.946cm">
            <draw:text-box>
              <text:p text:style-name="P5"><text:span text:style-name="T4">1874 </text:span></text:p>
            </draw:text-box>
          </draw:frame>
          <draw:path draw:style-name="gr8" draw:layer="layout" svg:width="2.206cm" svg:height="2.744cm" svg:x="13.507cm" svg:y="5.2cm" svg:viewBox="0 0 2207 2745" svg:d="m0 2600c82 41 165 57 244 92 70 18 144 30 205 53 167 0 225-23 272-35 53-6 97-41 143-53 43-16 82-51 136-68 43-28 90-52 132-81 53-23 99-51 146-74 60-18 113-53 179-69 62-24 128-41 199-51 78 0 162-24 245-24v-212l62-13h82v-227l73-10h89v-1828h-1904v231h-148v236h-155z">
            <text:p/>
          </draw:path>
          <draw:polyline draw:style-name="gr9" draw:layer="layout" svg:width="1.745cm" svg:height="1.611cm" svg:x="13.662cm" svg:y="5.667cm" svg:viewBox="0 0 1746 1612" draw:points="0,0 1746,0 1746,1612">
            <text:p/>
          </draw:polyline>
          <draw:polyline draw:style-name="gr9" draw:layer="layout" svg:width="1.741cm" svg:height="1.606cm" svg:x="13.81cm" svg:y="5.431cm" svg:viewBox="0 0 1742 1607" draw:points="0,0 1742,0 1742,1607">
            <text:p/>
          </draw:polyline>
          <draw:frame draw:style-name="gr12" draw:text-style-name="P5" draw:layer="layout" svg:width="1.575cm" svg:height="0.577cm" svg:x="6.229cm" svg:y="6.695cm">
            <draw:text-box>
              <text:p text:style-name="P5"><text:span text:style-name="T4">papers</text:span></text:p>
            </draw:text-box>
          </draw:frame>
          <draw:frame draw:style-name="gr13" draw:text-style-name="P5" draw:layer="layout" svg:width="1.001cm" svg:height="0.578cm" svg:x="14.07cm" svg:y="5.94cm">
            <draw:text-box>
              <text:p text:style-name="P5"><text:span text:style-name="T4">170 </text:span></text:p>
            </draw:text-box>
          </draw:frame>
          <draw:path draw:style-name="gr8" draw:layer="layout" svg:width="2.207cm" svg:height="2.743cm" svg:x="20.891cm" svg:y="5.229cm" svg:viewBox="0 0 2208 2744" svg:d="m0 2600c83 41 165 57 244 92 70 18 144 30 206 52 166 0 226-22 272-34 53-6 96-40 142-53 43-16 82-51 136-68 43-28 90-52 133-81 53-22 98-51 145-74 60-18 113-52 179-69 62-24 130-41 199-53 80 0 162-22 245-22v-212l62-13h82v-227l74-10h89v-1828h-1904v231h-148v236h-156z">
            <text:p/>
          </draw:path>
          <draw:polyline draw:style-name="gr9" draw:layer="layout" svg:width="1.744cm" svg:height="1.611cm" svg:x="21.047cm" svg:y="5.696cm" svg:viewBox="0 0 1745 1612" draw:points="0,0 1745,0 1745,1612">
            <text:p/>
          </draw:polyline>
          <draw:polyline draw:style-name="gr9" draw:layer="layout" svg:width="1.739cm" svg:height="1.606cm" svg:x="21.195cm" svg:y="5.46cm" svg:viewBox="0 0 1740 1607" draw:points="0,0 1740,0 1740,1607">
            <text:p/>
          </draw:polyline>
          <draw:frame draw:style-name="gr14" draw:text-style-name="P5" draw:layer="layout" svg:width="1.575cm" svg:height="0.578cm" svg:x="13.741cm" svg:y="6.689cm">
            <draw:text-box>
              <text:p text:style-name="P5"><text:span text:style-name="T4">papers</text:span></text:p>
            </draw:text-box>
          </draw:frame>
          <draw:frame draw:style-name="gr15" draw:text-style-name="P5" draw:layer="layout" svg:width="0.715cm" svg:height="0.578cm" svg:x="21.585cm" svg:y="5.971cm">
            <draw:text-box>
              <text:p text:style-name="P5"><text:span text:style-name="T4">52</text:span><text:span text:style-name="T5"> </text:span></text:p>
            </draw:text-box>
          </draw:frame>
          <draw:frame draw:style-name="gr12" draw:text-style-name="P5" draw:layer="layout" svg:width="1.575cm" svg:height="0.577cm" svg:x="21.126cm" svg:y="6.72cm">
            <draw:text-box>
              <text:p text:style-name="P5"><text:span text:style-name="T4">papers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search process: Full text analysi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rounded theory</text:p>
              </text:list-item>
              <text:list-item>
                <text:p>Open coding along research questions</text:p>
              </text:list-item>
              <text:list-item>
                <text:p>Codes arranged into categories</text:p>
              </text:list-item>
            </text:list>
            <text:p/>
            <text:list text:continue-numbering="true" text:style-name="L3">
              <text:list-item>
                <text:p>The coding guideline was validated between two researchers: 2/3 overlap in found concep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search process limit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rimary sources mostly experience reports</text:p>
              </text:list-item>
              <text:list-item>
                <text:p>Primary sources mostly without research method</text:p>
              </text:list-item>
              <text:list-item>
                <text:p>Quantitative interpretations are avoided in resul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ummary of results</text:p>
          </draw:text-box>
        </draw:frame>
        <draw:line draw:style-name="gr16" draw:layer="layout" svg:x1="4.763cm" svg:y1="18.733cm" svg:x2="15.826cm" svg:y2="18.733cm">
          <text:p/>
        </draw:line>
        <draw:line draw:style-name="gr16" draw:layer="layout" svg:x1="4.592cm" svg:y1="18.733cm" svg:x2="4.763cm" svg:y2="18.733cm">
          <text:p/>
        </draw:line>
        <draw:line draw:style-name="gr16" draw:layer="layout" svg:x1="4.592cm" svg:y1="18.733cm" svg:x2="4.763cm" svg:y2="18.733cm">
          <text:p/>
        </draw:line>
        <draw:line draw:style-name="gr16" draw:layer="layout" svg:x1="4.592cm" svg:y1="17.534cm" svg:x2="4.763cm" svg:y2="17.534cm">
          <text:p/>
        </draw:line>
        <draw:line draw:style-name="gr16" draw:layer="layout" svg:x1="4.592cm" svg:y1="17.534cm" svg:x2="4.763cm" svg:y2="17.534cm">
          <text:p/>
        </draw:line>
        <draw:line draw:style-name="gr16" draw:layer="layout" svg:x1="4.592cm" svg:y1="16.333cm" svg:x2="4.763cm" svg:y2="16.333cm">
          <text:p/>
        </draw:line>
        <draw:line draw:style-name="gr16" draw:layer="layout" svg:x1="4.592cm" svg:y1="16.333cm" svg:x2="4.763cm" svg:y2="16.333cm">
          <text:p/>
        </draw:line>
        <draw:line draw:style-name="gr16" draw:layer="layout" svg:x1="4.592cm" svg:y1="15.128cm" svg:x2="4.763cm" svg:y2="15.128cm">
          <text:p/>
        </draw:line>
        <draw:line draw:style-name="gr16" draw:layer="layout" svg:x1="4.592cm" svg:y1="15.128cm" svg:x2="4.763cm" svg:y2="15.128cm">
          <text:p/>
        </draw:line>
        <draw:line draw:style-name="gr16" draw:layer="layout" svg:x1="4.763cm" svg:y1="18.733cm" svg:x2="4.763cm" svg:y2="14.767cm">
          <text:p/>
        </draw:line>
        <draw:polygon draw:style-name="gr17" draw:layer="layout" svg:width="0.264cm" svg:height="3.909cm" svg:x="15.497cm" svg:y="14.824cm" svg:viewBox="0 0 265 3910" draw:points="0,0 265,0 265,3910 0,3910">
          <text:p/>
        </draw:polygon>
        <draw:polygon draw:style-name="gr17" draw:layer="layout" svg:width="0.264cm" svg:height="3.779cm" svg:x="15.101cm" svg:y="14.954cm" svg:viewBox="0 0 265 3780" draw:points="0,0 265,0 265,3780 0,3780">
          <text:p/>
        </draw:polygon>
        <draw:polygon draw:style-name="gr17" draw:layer="layout" svg:width="0.26cm" svg:height="3.454cm" svg:x="14.709cm" svg:y="15.278cm" svg:viewBox="0 0 261 3455" draw:points="0,0 261,0 261,3455 0,3455">
          <text:p/>
        </draw:polygon>
        <draw:polygon draw:style-name="gr17" draw:layer="layout" svg:width="0.261cm" svg:height="3.239cm" svg:x="14.312cm" svg:y="15.493cm" svg:viewBox="0 0 262 3240" draw:points="0,0 262,0 262,3240 0,3240">
          <text:p/>
        </draw:polygon>
        <draw:polygon draw:style-name="gr17" draw:layer="layout" svg:width="0.261cm" svg:height="2.614cm" svg:x="13.916cm" svg:y="16.119cm" svg:viewBox="0 0 262 2615" draw:points="0,0 262,0 262,2615 0,2615">
          <text:p/>
        </draw:polygon>
        <draw:polygon draw:style-name="gr17" draw:layer="layout" svg:width="0.265cm" svg:height="2.614cm" svg:x="13.519cm" svg:y="16.119cm" svg:viewBox="0 0 266 2615" draw:points="0,0 266,0 266,2615 0,2615">
          <text:p/>
        </draw:polygon>
        <draw:polygon draw:style-name="gr17" draw:layer="layout" svg:width="0.261cm" svg:height="2.039cm" svg:x="13.127cm" svg:y="16.694cm" svg:viewBox="0 0 262 2040" draw:points="0,0 262,0 262,2040 0,2040">
          <text:p/>
        </draw:polygon>
        <draw:polygon draw:style-name="gr17" draw:layer="layout" svg:width="0.261cm" svg:height="1.924cm" svg:x="12.731cm" svg:y="16.808cm" svg:viewBox="0 0 262 1925" draw:points="0,0 262,0 262,1925 0,1925">
          <text:p/>
        </draw:polygon>
        <draw:polygon draw:style-name="gr17" draw:layer="layout" svg:width="0.265cm" svg:height="1.774cm" svg:x="12.334cm" svg:y="16.959cm" svg:viewBox="0 0 266 1775" draw:points="0,0 266,0 266,1775 0,1775">
          <text:p/>
        </draw:polygon>
        <draw:polygon draw:style-name="gr17" draw:layer="layout" svg:width="0.264cm" svg:height="1.774cm" svg:x="11.939cm" svg:y="16.959cm" svg:viewBox="0 0 265 1775" draw:points="0,0 265,0 265,1775 0,1775">
          <text:p/>
        </draw:polygon>
        <draw:polygon draw:style-name="gr17" draw:layer="layout" svg:width="0.26cm" svg:height="1.774cm" svg:x="11.547cm" svg:y="16.959cm" svg:viewBox="0 0 261 1775" draw:points="0,0 261,0 261,1775 0,1775">
          <text:p/>
        </draw:polygon>
        <draw:polygon draw:style-name="gr17" draw:layer="layout" svg:width="0.261cm" svg:height="1.774cm" svg:x="11.151cm" svg:y="16.959cm" svg:viewBox="0 0 262 1775" draw:points="0,0 262,0 262,1775 0,1775">
          <text:p/>
        </draw:polygon>
        <draw:polygon draw:style-name="gr17" draw:layer="layout" svg:width="0.264cm" svg:height="1.774cm" svg:x="10.754cm" svg:y="16.959cm" svg:viewBox="0 0 265 1775" draw:points="0,0 265,0 265,1775 0,1775">
          <text:p/>
        </draw:polygon>
        <draw:polygon draw:style-name="gr17" draw:layer="layout" svg:width="0.265cm" svg:height="1.774cm" svg:x="10.358cm" svg:y="16.959cm" svg:viewBox="0 0 266 1775" draw:points="0,0 266,0 266,1775 0,1775">
          <text:p/>
        </draw:polygon>
        <draw:polygon draw:style-name="gr17" draw:layer="layout" svg:width="0.261cm" svg:height="1.719cm" svg:x="9.966cm" svg:y="17.014cm" svg:viewBox="0 0 262 1720" draw:points="0,0 262,0 262,1720 0,1720">
          <text:p/>
        </draw:polygon>
        <draw:polygon draw:style-name="gr17" draw:layer="layout" svg:width="0.261cm" svg:height="1.564cm" svg:x="9.569cm" svg:y="17.169cm" svg:viewBox="0 0 262 1565" draw:points="0,0 262,0 262,1565 0,1565">
          <text:p/>
        </draw:polygon>
        <draw:polygon draw:style-name="gr17" draw:layer="layout" svg:width="0.261cm" svg:height="1.564cm" svg:x="9.177cm" svg:y="17.169cm" svg:viewBox="0 0 262 1565" draw:points="0,0 262,0 262,1565 0,1565">
          <text:p/>
        </draw:polygon>
        <draw:polygon draw:style-name="gr17" draw:layer="layout" svg:width="0.261cm" svg:height="1.564cm" svg:x="8.781cm" svg:y="17.169cm" svg:viewBox="0 0 262 1565" draw:points="0,0 262,0 262,1565 0,1565">
          <text:p/>
        </draw:polygon>
        <draw:polygon draw:style-name="gr17" draw:layer="layout" svg:width="0.261cm" svg:height="1.445cm" svg:x="8.384cm" svg:y="17.288cm" svg:viewBox="0 0 262 1446" draw:points="0,0 262,0 262,1446 0,1446">
          <text:p/>
        </draw:polygon>
        <draw:polygon draw:style-name="gr17" draw:layer="layout" svg:width="0.264cm" svg:height="1.413cm" svg:x="7.989cm" svg:y="17.319cm" svg:viewBox="0 0 265 1414" draw:points="0,0 265,0 265,1414 0,1414">
          <text:p/>
        </draw:polygon>
        <draw:polygon draw:style-name="gr17" draw:layer="layout" svg:width="0.264cm" svg:height="1.413cm" svg:x="7.592cm" svg:y="17.319cm" svg:viewBox="0 0 265 1414" draw:points="0,0 265,0 265,1414 0,1414">
          <text:p/>
        </draw:polygon>
        <draw:polygon draw:style-name="gr17" draw:layer="layout" svg:width="0.261cm" svg:height="1.199cm" svg:x="7.199cm" svg:y="17.534cm" svg:viewBox="0 0 262 1200" draw:points="0,0 262,0 262,1200 0,1200">
          <text:p/>
        </draw:polygon>
        <draw:polygon draw:style-name="gr17" draw:layer="layout" svg:width="0.261cm" svg:height="1.199cm" svg:x="6.804cm" svg:y="17.534cm" svg:viewBox="0 0 262 1200" draw:points="0,0 262,0 262,1200 0,1200">
          <text:p/>
        </draw:polygon>
        <draw:polygon draw:style-name="gr17" draw:layer="layout" svg:width="0.264cm" svg:height="1.148cm" svg:x="6.407cm" svg:y="17.584cm" svg:viewBox="0 0 265 1149" draw:points="0,0 265,0 265,1149 0,1149">
          <text:p/>
        </draw:polygon>
        <draw:polygon draw:style-name="gr17" draw:layer="layout" svg:width="0.261cm" svg:height="0.838cm" svg:x="6.015cm" svg:y="17.894cm" svg:viewBox="0 0 262 839" draw:points="0,0 262,0 262,839 0,839">
          <text:p/>
        </draw:polygon>
        <draw:polygon draw:style-name="gr17" draw:layer="layout" svg:width="0.261cm" svg:height="0.838cm" svg:x="5.619cm" svg:y="17.894cm" svg:viewBox="0 0 262 839" draw:points="0,0 262,0 262,839 0,839">
          <text:p/>
        </draw:polygon>
        <draw:polygon draw:style-name="gr17" draw:layer="layout" svg:width="0.264cm" svg:height="0.838cm" svg:x="5.222cm" svg:y="17.894cm" svg:viewBox="0 0 265 839" draw:points="0,0 265,0 265,839 0,839">
          <text:p/>
        </draw:polygon>
        <draw:polygon draw:style-name="gr17" draw:layer="layout" svg:width="0.265cm" svg:height="0.838cm" svg:x="4.826cm" svg:y="17.894cm" svg:viewBox="0 0 266 839" draw:points="0,0 266,0 266,839 0,839">
          <text:p/>
        </draw:polygon>
        <draw:polygon draw:style-name="gr16" draw:layer="layout" svg:width="0.265cm" svg:height="0.838cm" svg:x="4.826cm" svg:y="17.894cm" svg:viewBox="0 0 266 839" draw:points="0,0 266,0 266,839 0,839">
          <text:p/>
        </draw:polygon>
        <draw:frame draw:style-name="gr18" draw:text-style-name="P5" draw:layer="layout" svg:width="0.439cm" svg:height="0.444cm" svg:x="4.066cm" svg:y="18.51cm">
          <draw:text-box>
            <text:p text:style-name="P5"><text:span text:style-name="T5">10</text:span></text:p>
          </draw:text-box>
        </draw:frame>
        <draw:frame draw:style-name="gr19" draw:text-style-name="P5" draw:layer="layout" svg:width="0.658cm" svg:height="0.444cm" svg:x="3.856cm" svg:y="17.309cm">
          <draw:text-box>
            <text:p text:style-name="P5"><text:span text:style-name="T5">100</text:span></text:p>
          </draw:text-box>
        </draw:frame>
        <draw:frame draw:style-name="gr20" draw:text-style-name="P5" draw:layer="layout" svg:width="0.877cm" svg:height="0.444cm" svg:x="3.65cm" svg:y="16.108cm">
          <draw:text-box>
            <text:p text:style-name="P5"><text:span text:style-name="T5">1000</text:span></text:p>
          </draw:text-box>
        </draw:frame>
        <draw:frame draw:style-name="gr21" draw:text-style-name="P5" draw:layer="layout" svg:width="1.101cm" svg:height="0.444cm" svg:x="3.44cm" svg:y="14.904cm">
          <draw:text-box>
            <text:p text:style-name="P5"><text:span text:style-name="T5">10000</text:span></text:p>
          </draw:text-box>
        </draw:frame>
        <draw:line draw:style-name="gr16" draw:layer="layout" svg:x1="19.272cm" svg:y1="18.738cm" svg:x2="23.5cm" svg:y2="18.738cm">
          <text:p/>
        </draw:line>
        <draw:line draw:style-name="gr16" draw:layer="layout" svg:x1="19.102cm" svg:y1="18.738cm" svg:x2="19.273cm" svg:y2="18.738cm">
          <text:p/>
        </draw:line>
        <draw:line draw:style-name="gr16" draw:layer="layout" svg:x1="19.102cm" svg:y1="18.738cm" svg:x2="19.273cm" svg:y2="18.738cm">
          <text:p/>
        </draw:line>
        <draw:line draw:style-name="gr16" draw:layer="layout" svg:x1="19.102cm" svg:y1="16.979cm" svg:x2="19.273cm" svg:y2="16.979cm">
          <text:p/>
        </draw:line>
        <draw:line draw:style-name="gr16" draw:layer="layout" svg:x1="19.102cm" svg:y1="16.979cm" svg:x2="19.273cm" svg:y2="16.979cm">
          <text:p/>
        </draw:line>
        <draw:line draw:style-name="gr16" draw:layer="layout" svg:x1="19.102cm" svg:y1="15.219cm" svg:x2="19.273cm" svg:y2="15.219cm">
          <text:p/>
        </draw:line>
        <draw:line draw:style-name="gr16" draw:layer="layout" svg:x1="19.102cm" svg:y1="15.219cm" svg:x2="19.273cm" svg:y2="15.219cm">
          <text:p/>
        </draw:line>
        <draw:line draw:style-name="gr16" draw:layer="layout" svg:x1="19.272cm" svg:y1="18.738cm" svg:x2="19.272cm" svg:y2="14.772cm">
          <text:p/>
        </draw:line>
        <draw:polygon draw:style-name="gr17" draw:layer="layout" svg:width="0.403cm" svg:height="3.827cm" svg:x="22.997cm" svg:y="14.91cm" svg:viewBox="0 0 404 3828" draw:points="0,0 404,0 404,3828 0,3828">
          <text:p/>
        </draw:polygon>
        <draw:polygon draw:style-name="gr17" draw:layer="layout" svg:width="0.4cm" svg:height="2.888cm" svg:x="22.394cm" svg:y="15.849cm" svg:viewBox="0 0 401 2889" draw:points="0,0 401,0 401,2889 0,2889">
          <text:p/>
        </draw:polygon>
        <draw:polygon draw:style-name="gr17" draw:layer="layout" svg:width="0.403cm" svg:height="2.598cm" svg:x="21.788cm" svg:y="16.139cm" svg:viewBox="0 0 404 2599" draw:points="0,0 404,0 404,2599 0,2599">
          <text:p/>
        </draw:polygon>
        <draw:polygon draw:style-name="gr17" draw:layer="layout" svg:width="0.399cm" svg:height="1.758cm" svg:x="21.186cm" svg:y="16.979cm" svg:viewBox="0 0 400 1759" draw:points="0,0 400,0 400,1759 0,1759">
          <text:p/>
        </draw:polygon>
        <draw:polygon draw:style-name="gr17" draw:layer="layout" svg:width="0.403cm" svg:height="1.679cm" svg:x="20.58cm" svg:y="17.058cm" svg:viewBox="0 0 404 1680" draw:points="0,0 404,0 404,1680 0,1680">
          <text:p/>
        </draw:polygon>
        <draw:polygon draw:style-name="gr17" draw:layer="layout" svg:width="0.399cm" svg:height="1.679cm" svg:x="19.978cm" svg:y="17.058cm" svg:viewBox="0 0 400 1680" draw:points="0,0 400,0 400,1680 0,1680">
          <text:p/>
        </draw:polygon>
        <draw:polygon draw:style-name="gr17" draw:layer="layout" svg:width="0.403cm" svg:height="1.366cm" svg:x="19.371cm" svg:y="17.371cm" svg:viewBox="0 0 404 1367" draw:points="0,0 404,0 404,1367 0,1367">
          <text:p/>
        </draw:polygon>
        <draw:frame draw:style-name="gr22" draw:text-style-name="P5" draw:layer="layout" svg:width="4.975cm" svg:height="0.443cm" svg:x="7.066cm" svg:y="13.839cm">
          <draw:text-box>
            <text:p text:style-name="P5"><text:span text:style-name="T5">Organization size in persons</text:span></text:p>
          </draw:text-box>
        </draw:frame>
        <draw:frame draw:style-name="gr23" draw:text-style-name="P5" draw:layer="layout" svg:width="0.221cm" svg:height="0.444cm" svg:x="18.785cm" svg:y="18.514cm">
          <draw:text-box>
            <text:p text:style-name="P5"><text:span text:style-name="T5">1</text:span></text:p>
          </draw:text-box>
        </draw:frame>
        <draw:frame draw:style-name="gr18" draw:text-style-name="P5" draw:layer="layout" svg:width="0.439cm" svg:height="0.444cm" svg:x="18.575cm" svg:y="16.754cm">
          <draw:text-box>
            <text:p text:style-name="P5"><text:span text:style-name="T5">10</text:span></text:p>
          </draw:text-box>
        </draw:frame>
        <draw:frame draw:style-name="gr19" draw:text-style-name="P5" draw:layer="layout" svg:width="0.658cm" svg:height="0.444cm" svg:x="18.365cm" svg:y="14.995cm">
          <draw:text-box>
            <text:p text:style-name="P5"><text:span text:style-name="T5">100</text:span></text:p>
          </draw:text-box>
        </draw:frame>
        <draw:frame draw:style-name="gr24" draw:text-style-name="P5" draw:layer="layout" svg:width="4.647cm" svg:height="0.444cm" svg:x="18.436cm" svg:y="13.842cm">
          <draw:text-box>
            <text:p text:style-name="P5"><text:span text:style-name="T5">Organization size in teams</text:span></text:p>
          </draw:text-box>
        </draw:frame>
        <draw:polygon draw:style-name="gr25" draw:layer="layout" svg:width="0.302cm" svg:height="0.556cm" svg:x="15.705cm" svg:y="9.199cm" svg:viewBox="0 0 303 557" draw:points="0,0 303,0 303,557 0,557">
          <text:p/>
        </draw:polygon>
        <draw:polygon draw:style-name="gr25" draw:layer="layout" svg:width="0.306cm" svg:height="1.671cm" svg:x="14.791cm" svg:y="8.084cm" svg:viewBox="0 0 307 1672" draw:points="0,0 307,0 307,1672 0,1672">
          <text:p/>
        </draw:polygon>
        <draw:polygon draw:style-name="gr25" draw:layer="layout" svg:width="0.302cm" svg:height="2.782cm" svg:x="13.881cm" svg:y="6.973cm" svg:viewBox="0 0 303 2783" draw:points="0,0 303,0 303,2783 0,2783">
          <text:p/>
        </draw:polygon>
        <draw:polygon draw:style-name="gr25" draw:layer="layout" svg:width="0.302cm" svg:height="0.556cm" svg:x="12.971cm" svg:y="9.199cm" svg:viewBox="0 0 303 557" draw:points="0,0 303,0 303,557 0,557">
          <text:p/>
        </draw:polygon>
        <draw:polygon draw:style-name="gr25" draw:layer="layout" svg:width="0.302cm" svg:height="1.946cm" svg:x="12.061cm" svg:y="7.809cm" svg:viewBox="0 0 303 1947" draw:points="0,0 303,0 303,1947 0,1947">
          <text:p/>
        </draw:polygon>
        <draw:polygon draw:style-name="gr25" draw:layer="layout" svg:width="0.303cm" svg:height="3.618cm" svg:x="11.15cm" svg:y="6.137cm" svg:viewBox="0 0 304 3619" draw:points="0,0 304,0 304,3619 0,3619">
          <text:p/>
        </draw:polygon>
        <draw:polygon draw:style-name="gr25" draw:layer="layout" svg:width="0.302cm" svg:height="2.503cm" svg:x="10.237cm" svg:y="7.252cm" svg:viewBox="0 0 303 2504" draw:points="0,0 303,0 303,2504 0,2504">
          <text:p/>
        </draw:polygon>
        <draw:polygon draw:style-name="gr25" draw:layer="layout" svg:width="0.302cm" svg:height="0.556cm" svg:x="9.327cm" svg:y="9.199cm" svg:viewBox="0 0 303 557" draw:points="0,0 303,0 303,557 0,557">
          <text:p/>
        </draw:polygon>
        <draw:polygon draw:style-name="gr25" draw:layer="layout" svg:width="0.303cm" svg:height="0.556cm" svg:x="8.416cm" svg:y="9.199cm" svg:viewBox="0 0 304 557" draw:points="0,0 304,0 304,557 0,557">
          <text:p/>
        </draw:polygon>
        <draw:polygon draw:style-name="gr25" draw:layer="layout" svg:width="0.302cm" svg:height="0.277cm" svg:x="6.593cm" svg:y="9.478cm" svg:viewBox="0 0 303 278" draw:points="0,0 303,0 303,278 0,278">
          <text:p/>
        </draw:polygon>
        <draw:polygon draw:style-name="gr26" draw:layer="layout" svg:width="0.303cm" svg:height="0.835cm" svg:x="13.274cm" svg:y="8.92cm" svg:viewBox="0 0 304 836" draw:points="0,0 304,0 304,836 0,836">
          <text:p/>
        </draw:polygon>
        <draw:polygon draw:style-name="gr26" draw:layer="layout" svg:width="0.302cm" svg:height="0.835cm" svg:x="12.364cm" svg:y="8.92cm" svg:viewBox="0 0 303 836" draw:points="0,0 303,0 303,836 0,836">
          <text:p/>
        </draw:polygon>
        <draw:polygon draw:style-name="gr26" draw:layer="layout" svg:width="0.302cm" svg:height="0.277cm" svg:x="11.454cm" svg:y="9.478cm" svg:viewBox="0 0 303 278" draw:points="0,0 303,0 303,278 0,278">
          <text:p/>
        </draw:polygon>
        <draw:polygon draw:style-name="gr26" draw:layer="layout" svg:width="0.303cm" svg:height="1.671cm" svg:x="10.54cm" svg:y="8.084cm" svg:viewBox="0 0 304 1672" draw:points="0,0 304,0 304,1672 0,1672">
          <text:p/>
        </draw:polygon>
        <draw:polygon draw:style-name="gr26" draw:layer="layout" svg:width="0.302cm" svg:height="1.946cm" svg:x="9.63cm" svg:y="7.809cm" svg:viewBox="0 0 303 1947" draw:points="0,0 303,0 303,1947 0,1947">
          <text:p/>
        </draw:polygon>
        <draw:polygon draw:style-name="gr26" draw:layer="layout" svg:width="0.302cm" svg:height="1.113cm" svg:x="8.72cm" svg:y="8.642cm" svg:viewBox="0 0 303 1114" draw:points="0,0 303,0 303,1114 0,1114">
          <text:p/>
        </draw:polygon>
        <draw:polygon draw:style-name="gr26" draw:layer="layout" svg:width="0.306cm" svg:height="1.671cm" svg:x="7.806cm" svg:y="8.084cm" svg:viewBox="0 0 307 1672" draw:points="0,0 307,0 307,1672 0,1672">
          <text:p/>
        </draw:polygon>
        <draw:polygon draw:style-name="gr26" draw:layer="layout" svg:width="0.302cm" svg:height="0.556cm" svg:x="6.896cm" svg:y="9.199cm" svg:viewBox="0 0 303 557" draw:points="0,0 303,0 303,557 0,557">
          <text:p/>
        </draw:polygon>
        <draw:polygon draw:style-name="gr26" draw:layer="layout" svg:width="0.302cm" svg:height="0.277cm" svg:x="5.986cm" svg:y="9.478cm" svg:viewBox="0 0 303 278" draw:points="0,0 303,0 303,278 0,278">
          <text:p/>
        </draw:polygon>
        <draw:polygon draw:style-name="gr26" draw:layer="layout" svg:width="0.306cm" svg:height="0.277cm" svg:x="5.072cm" svg:y="9.478cm" svg:viewBox="0 0 307 278" draw:points="0,0 307,0 307,278 0,278">
          <text:p/>
        </draw:polygon>
        <draw:frame draw:style-name="gr27" draw:text-style-name="P5" draw:layer="layout" svg:width="11.686cm" svg:height="0.395cm" svg:x="4.702cm" svg:y="10.005cm">
          <draw:text-box>
            <text:p text:style-name="P5"><text:span text:style-name="T5">2001 <text:s/>2002 2003 2004 <text:s/>2005 2006 2007 <text:s/>2008 2009 2010 <text:s/>2011 2012 2013</text:span></text:p>
          </draw:text-box>
        </draw:frame>
        <draw:frame draw:style-name="gr28" draw:text-style-name="P5" draw:layer="layout" svg:width="0.197cm" svg:height="0.395cm" svg:x="4.183cm" svg:y="9.561cm">
          <draw:text-box>
            <text:p text:style-name="P5"><text:span text:style-name="T5">0</text:span></text:p>
          </draw:text-box>
        </draw:frame>
        <draw:frame draw:style-name="gr28" draw:text-style-name="P5" draw:layer="layout" svg:width="0.197cm" svg:height="0.395cm" svg:x="4.183cm" svg:y="9cm">
          <draw:text-box>
            <text:p text:style-name="P5"><text:span text:style-name="T5">2</text:span></text:p>
          </draw:text-box>
        </draw:frame>
        <draw:frame draw:style-name="gr28" draw:text-style-name="P5" draw:layer="layout" svg:width="0.197cm" svg:height="0.395cm" svg:x="4.183cm" svg:y="8.446cm">
          <draw:text-box>
            <text:p text:style-name="P5"><text:span text:style-name="T5">4</text:span></text:p>
          </draw:text-box>
        </draw:frame>
        <draw:frame draw:style-name="gr28" draw:text-style-name="P5" draw:layer="layout" svg:width="0.197cm" svg:height="0.395cm" svg:x="4.183cm" svg:y="7.888cm">
          <draw:text-box>
            <text:p text:style-name="P5"><text:span text:style-name="T5">6</text:span></text:p>
          </draw:text-box>
        </draw:frame>
        <draw:frame draw:style-name="gr28" draw:text-style-name="P5" draw:layer="layout" svg:width="0.197cm" svg:height="0.395cm" svg:x="4.183cm" svg:y="7.328cm">
          <draw:text-box>
            <text:p text:style-name="P5"><text:span text:style-name="T5">8</text:span></text:p>
          </draw:text-box>
        </draw:frame>
        <draw:frame draw:style-name="gr29" draw:text-style-name="P5" draw:layer="layout" svg:width="0.391cm" svg:height="0.395cm" svg:x="4cm" svg:y="6.774cm">
          <draw:text-box>
            <text:p text:style-name="P5"><text:span text:style-name="T5">10</text:span></text:p>
          </draw:text-box>
        </draw:frame>
        <draw:frame draw:style-name="gr29" draw:text-style-name="P5" draw:layer="layout" svg:width="0.391cm" svg:height="0.395cm" svg:x="4cm" svg:y="6.216cm">
          <draw:text-box>
            <text:p text:style-name="P5"><text:span text:style-name="T5">12</text:span></text:p>
          </draw:text-box>
        </draw:frame>
        <draw:polygon draw:style-name="gr25" draw:layer="layout" svg:width="0.211cm" svg:height="0.211cm" svg:x="17.313cm" svg:y="7.643cm" svg:viewBox="0 0 212 212" draw:points="106,212 0,212 0,0 212,0 212,212">
          <text:p/>
        </draw:polygon>
        <draw:polygon draw:style-name="gr30" draw:layer="layout" svg:width="0.211cm" svg:height="0.21cm" svg:x="17.313cm" svg:y="8.141cm" svg:viewBox="0 0 212 211" draw:points="106,211 0,211 0,0 212,0 212,211">
          <text:p/>
        </draw:polygon>
        <draw:polygon draw:style-name="gr31" draw:layer="layout" svg:width="0.211cm" svg:height="0.21cm" svg:x="17.313cm" svg:y="8.141cm" svg:viewBox="0 0 212 211" draw:points="106,211 0,211 0,0 212,0 212,211">
          <text:p/>
        </draw:polygon>
        <draw:frame draw:style-name="gr29" draw:text-style-name="P5" draw:layer="layout" svg:width="0.391cm" svg:height="0.395cm" svg:x="4cm" svg:y="5.659cm">
          <draw:text-box>
            <text:p text:style-name="P5"><text:span text:style-name="T5">14</text:span></text:p>
          </draw:text-box>
        </draw:frame>
        <draw:frame draw:style-name="gr32" draw:text-style-name="P5" draw:layer="layout" svg:width="2.089cm" svg:height="0.395cm" svg:x="17.627cm" svg:y="7.55cm">
          <draw:text-box>
            <text:p text:style-name="P5"><text:span text:style-name="T5">Publications</text:span></text:p>
          </draw:text-box>
        </draw:frame>
        <draw:line draw:style-name="gr16" draw:layer="layout" svg:x1="4.617cm" svg:y1="9.908cm" svg:x2="4.617cm" svg:y2="9.756cm">
          <text:p/>
        </draw:line>
        <draw:line draw:style-name="gr16" draw:layer="layout" svg:x1="4.617cm" svg:y1="9.908cm" svg:x2="4.617cm" svg:y2="9.756cm">
          <text:p/>
        </draw:line>
        <draw:line draw:style-name="gr16" draw:layer="layout" svg:x1="5.531cm" svg:y1="9.908cm" svg:x2="5.531cm" svg:y2="9.756cm">
          <text:p/>
        </draw:line>
        <draw:line draw:style-name="gr16" draw:layer="layout" svg:x1="5.531cm" svg:y1="9.908cm" svg:x2="5.531cm" svg:y2="9.756cm">
          <text:p/>
        </draw:line>
        <draw:line draw:style-name="gr16" draw:layer="layout" svg:x1="6.441cm" svg:y1="9.908cm" svg:x2="6.441cm" svg:y2="9.756cm">
          <text:p/>
        </draw:line>
        <draw:line draw:style-name="gr16" draw:layer="layout" svg:x1="6.441cm" svg:y1="9.908cm" svg:x2="6.441cm" svg:y2="9.756cm">
          <text:p/>
        </draw:line>
        <draw:line draw:style-name="gr16" draw:layer="layout" svg:x1="7.351cm" svg:y1="9.908cm" svg:x2="7.351cm" svg:y2="9.756cm">
          <text:p/>
        </draw:line>
        <draw:line draw:style-name="gr16" draw:layer="layout" svg:x1="7.351cm" svg:y1="9.908cm" svg:x2="7.351cm" svg:y2="9.756cm">
          <text:p/>
        </draw:line>
        <draw:line draw:style-name="gr16" draw:layer="layout" svg:x1="8.261cm" svg:y1="9.908cm" svg:x2="8.261cm" svg:y2="9.756cm">
          <text:p/>
        </draw:line>
        <draw:line draw:style-name="gr16" draw:layer="layout" svg:x1="8.261cm" svg:y1="9.908cm" svg:x2="8.261cm" svg:y2="9.756cm">
          <text:p/>
        </draw:line>
        <draw:line draw:style-name="gr16" draw:layer="layout" svg:x1="9.175cm" svg:y1="9.908cm" svg:x2="9.175cm" svg:y2="9.756cm">
          <text:p/>
        </draw:line>
        <draw:line draw:style-name="gr16" draw:layer="layout" svg:x1="9.175cm" svg:y1="9.908cm" svg:x2="9.175cm" svg:y2="9.756cm">
          <text:p/>
        </draw:line>
        <draw:line draw:style-name="gr16" draw:layer="layout" svg:x1="10.085cm" svg:y1="9.908cm" svg:x2="10.085cm" svg:y2="9.756cm">
          <text:p/>
        </draw:line>
        <draw:line draw:style-name="gr16" draw:layer="layout" svg:x1="10.085cm" svg:y1="9.908cm" svg:x2="10.085cm" svg:y2="9.756cm">
          <text:p/>
        </draw:line>
        <draw:line draw:style-name="gr16" draw:layer="layout" svg:x1="10.995cm" svg:y1="9.908cm" svg:x2="10.995cm" svg:y2="9.756cm">
          <text:p/>
        </draw:line>
        <draw:line draw:style-name="gr16" draw:layer="layout" svg:x1="10.995cm" svg:y1="9.908cm" svg:x2="10.995cm" svg:y2="9.756cm">
          <text:p/>
        </draw:line>
        <draw:line draw:style-name="gr16" draw:layer="layout" svg:x1="11.909cm" svg:y1="9.908cm" svg:x2="11.909cm" svg:y2="9.756cm">
          <text:p/>
        </draw:line>
        <draw:line draw:style-name="gr16" draw:layer="layout" svg:x1="11.909cm" svg:y1="9.908cm" svg:x2="11.909cm" svg:y2="9.756cm">
          <text:p/>
        </draw:line>
        <draw:line draw:style-name="gr16" draw:layer="layout" svg:x1="12.819cm" svg:y1="9.908cm" svg:x2="12.819cm" svg:y2="9.756cm">
          <text:p/>
        </draw:line>
        <draw:line draw:style-name="gr16" draw:layer="layout" svg:x1="12.819cm" svg:y1="9.908cm" svg:x2="12.819cm" svg:y2="9.756cm">
          <text:p/>
        </draw:line>
        <draw:line draw:style-name="gr16" draw:layer="layout" svg:x1="13.729cm" svg:y1="9.908cm" svg:x2="13.729cm" svg:y2="9.756cm">
          <text:p/>
        </draw:line>
        <draw:line draw:style-name="gr16" draw:layer="layout" svg:x1="13.729cm" svg:y1="9.908cm" svg:x2="13.729cm" svg:y2="9.756cm">
          <text:p/>
        </draw:line>
        <draw:line draw:style-name="gr16" draw:layer="layout" svg:x1="14.639cm" svg:y1="9.908cm" svg:x2="14.639cm" svg:y2="9.756cm">
          <text:p/>
        </draw:line>
        <draw:line draw:style-name="gr16" draw:layer="layout" svg:x1="14.639cm" svg:y1="9.908cm" svg:x2="14.639cm" svg:y2="9.756cm">
          <text:p/>
        </draw:line>
        <draw:line draw:style-name="gr16" draw:layer="layout" svg:x1="15.553cm" svg:y1="9.908cm" svg:x2="15.553cm" svg:y2="9.756cm">
          <text:p/>
        </draw:line>
        <draw:line draw:style-name="gr16" draw:layer="layout" svg:x1="15.553cm" svg:y1="9.908cm" svg:x2="15.553cm" svg:y2="9.756cm">
          <text:p/>
        </draw:line>
        <draw:line draw:style-name="gr16" draw:layer="layout" svg:x1="16.463cm" svg:y1="9.908cm" svg:x2="16.463cm" svg:y2="9.756cm">
          <text:p/>
        </draw:line>
        <draw:line draw:style-name="gr16" draw:layer="layout" svg:x1="16.463cm" svg:y1="9.908cm" svg:x2="16.463cm" svg:y2="9.756cm">
          <text:p/>
        </draw:line>
        <draw:line draw:style-name="gr16" draw:layer="layout" svg:x1="4.617cm" svg:y1="9.756cm" svg:x2="16.463cm" svg:y2="9.756cm">
          <text:p/>
        </draw:line>
        <draw:line draw:style-name="gr16" draw:layer="layout" svg:x1="4.469cm" svg:y1="9.756cm" svg:x2="4.617cm" svg:y2="9.756cm">
          <text:p/>
        </draw:line>
        <draw:line draw:style-name="gr16" draw:layer="layout" svg:x1="4.469cm" svg:y1="9.756cm" svg:x2="4.617cm" svg:y2="9.756cm">
          <text:p/>
        </draw:line>
        <draw:line draw:style-name="gr16" draw:layer="layout" svg:x1="4.469cm" svg:y1="9.199cm" svg:x2="4.617cm" svg:y2="9.199cm">
          <text:p/>
        </draw:line>
        <draw:line draw:style-name="gr16" draw:layer="layout" svg:x1="4.469cm" svg:y1="9.199cm" svg:x2="4.617cm" svg:y2="9.199cm">
          <text:p/>
        </draw:line>
        <draw:line draw:style-name="gr16" draw:layer="layout" svg:x1="4.469cm" svg:y1="8.642cm" svg:x2="4.617cm" svg:y2="8.642cm">
          <text:p/>
        </draw:line>
        <draw:line draw:style-name="gr16" draw:layer="layout" svg:x1="4.469cm" svg:y1="8.642cm" svg:x2="4.617cm" svg:y2="8.642cm">
          <text:p/>
        </draw:line>
        <draw:line draw:style-name="gr16" draw:layer="layout" svg:x1="4.469cm" svg:y1="8.084cm" svg:x2="4.617cm" svg:y2="8.084cm">
          <text:p/>
        </draw:line>
        <draw:line draw:style-name="gr16" draw:layer="layout" svg:x1="4.469cm" svg:y1="8.084cm" svg:x2="4.617cm" svg:y2="8.084cm">
          <text:p/>
        </draw:line>
        <draw:line draw:style-name="gr16" draw:layer="layout" svg:x1="4.469cm" svg:y1="7.527cm" svg:x2="4.617cm" svg:y2="7.527cm">
          <text:p/>
        </draw:line>
        <draw:line draw:style-name="gr16" draw:layer="layout" svg:x1="4.469cm" svg:y1="7.527cm" svg:x2="4.617cm" svg:y2="7.527cm">
          <text:p/>
        </draw:line>
        <draw:line draw:style-name="gr16" draw:layer="layout" svg:x1="4.469cm" svg:y1="6.973cm" svg:x2="4.617cm" svg:y2="6.973cm">
          <text:p/>
        </draw:line>
        <draw:line draw:style-name="gr16" draw:layer="layout" svg:x1="4.469cm" svg:y1="6.973cm" svg:x2="4.617cm" svg:y2="6.973cm">
          <text:p/>
        </draw:line>
        <draw:line draw:style-name="gr16" draw:layer="layout" svg:x1="4.469cm" svg:y1="6.416cm" svg:x2="4.617cm" svg:y2="6.416cm">
          <text:p/>
        </draw:line>
        <draw:line draw:style-name="gr16" draw:layer="layout" svg:x1="4.469cm" svg:y1="6.416cm" svg:x2="4.617cm" svg:y2="6.416cm">
          <text:p/>
        </draw:line>
        <draw:line draw:style-name="gr16" draw:layer="layout" svg:x1="4.469cm" svg:y1="5.858cm" svg:x2="4.617cm" svg:y2="5.858cm">
          <text:p/>
        </draw:line>
        <draw:line draw:style-name="gr16" draw:layer="layout" svg:x1="4.469cm" svg:y1="5.858cm" svg:x2="4.617cm" svg:y2="5.858cm">
          <text:p/>
        </draw:line>
        <draw:line draw:style-name="gr16" draw:layer="layout" svg:x1="4.617cm" svg:y1="9.756cm" svg:x2="4.617cm" svg:y2="5.858cm">
          <text:p/>
        </draw:line>
        <draw:frame draw:style-name="gr33" draw:text-style-name="P5" draw:layer="layout" svg:width="3.693cm" svg:height="0.395cm" svg:x="17.627cm" svg:y="8.047cm">
          <draw:text-box>
            <text:p text:style-name="P5"><text:span text:style-name="T5">Transformations started</text:span></text:p>
          </draw:text-box>
        </draw:frame>
        <draw:frame draw:style-name="gr34" draw:layer="layout" svg:width="14.6cm" svg:height="0.962cm" svg:x="4cm" svg:y="4.143cm">
          <draw:text-box>
            <text:p>Time of publications and transformations</text:p>
          </draw:text-box>
        </draw:frame>
        <draw:frame draw:style-name="gr34" draw:layer="layout" svg:width="14.6cm" svg:height="0.962cm" svg:x="4cm" svg:y="12.2cm">
          <draw:text-box>
            <text:p>Organization size in primary studies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ummary of results</text:p>
          </draw:text-box>
        </draw:frame>
        <draw:frame draw:style-name="standard" draw:layer="layout" svg:width="16.579cm" svg:height="8.489cm" svg:x="5.18cm" svg:y="4.19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6"><text:span text:style-name="T6">Business areas</text:span></text:p>
              </table:table-cell>
              <table:table-cell table:style-name="ce2">
                <text:p text:style-name="P7"><text:span text:style-name="T6">Number of cases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6">Online services for consumers and business</text:span></text:p>
              </table:table-cell>
              <table:table-cell>
                <text:p><text:span text:style-name="T6">9</text:span></text:p>
              </table:table-cell>
            </table:table-row>
            <table:table-row table:style-name="ro1" table:default-cell-style-name="ce3">
              <table:table-cell>
                <text:p><text:span text:style-name="T6">Telecommunications</text:span></text:p>
              </table:table-cell>
              <table:table-cell>
                <text:p><text:span text:style-name="T6">7</text:span></text:p>
              </table:table-cell>
            </table:table-row>
            <table:table-row table:style-name="ro1" table:default-cell-style-name="ce3">
              <table:table-cell>
                <text:p text:style-name="P9"><text:span text:style-name="T7">Enterprise </text:span><text:span text:style-name="T6">management</text:span></text:p>
              </table:table-cell>
              <table:table-cell>
                <text:p><text:span text:style-name="T6">5</text:span></text:p>
              </table:table-cell>
            </table:table-row>
            <table:table-row table:style-name="ro1" table:default-cell-style-name="ce3">
              <table:table-cell>
                <text:p text:style-name="P9"><text:span text:style-name="T6">Banking and financial services</text:span></text:p>
              </table:table-cell>
              <table:table-cell>
                <text:p><text:span text:style-name="T6">4</text:span></text:p>
              </table:table-cell>
            </table:table-row>
            <table:table-row table:style-name="ro1" table:default-cell-style-name="ce3">
              <table:table-cell>
                <text:p text:style-name="P9"><text:span text:style-name="T6">Healthcare</text:span></text:p>
              </table:table-cell>
              <table:table-cell>
                <text:p><text:span text:style-name="T6">3</text:span></text:p>
              </table:table-cell>
            </table:table-row>
            <table:table-row table:style-name="ro1" table:default-cell-style-name="ce3">
              <table:table-cell>
                <text:p text:style-name="P9"><text:span text:style-name="T6">IT services</text:span></text:p>
              </table:table-cell>
              <table:table-cell>
                <text:p><text:span text:style-name="T6">2</text:span></text:p>
              </table:table-cell>
            </table:table-row>
            <table:table-row table:style-name="ro1" table:default-cell-style-name="ce3">
              <table:table-cell>
                <text:p text:style-name="P9"><text:span text:style-name="T6">Government, Information security</text:span></text:p>
              </table:table-cell>
              <table:table-cell>
                <text:p><text:span text:style-name="T6">2</text:span></text:p>
              </table:table-cell>
            </table:table-row>
            <table:table-row table:style-name="ro1" table:default-cell-style-name="ce3">
              <table:table-cell>
                <text:p text:style-name="P9"><text:span text:style-name="T8">Not specified</text:span></text:p>
              </table:table-cell>
              <table:table-cell>
                <text:p><text:span text:style-name="T6">10</text:span></text:p>
              </table:table-cell>
            </table:table-row>
            <table:table-row table:style-name="ro1" table:default-cell-style-name="ce3">
              <table:table-cell>
                <text:p><text:span text:style-name="T6">Total</text:span></text:p>
              </table:table-cell>
              <table:table-cell>
                <text:p><text:span text:style-name="T6">4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6.579cm" svg:height="5.942cm" svg:x="5.181cm" svg:y="13.79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6"><text:span text:style-name="T6">Agile methods</text:span></text:p>
              </table:table-cell>
              <table:table-cell table:style-name="ce2">
                <text:p text:style-name="P7"><text:span text:style-name="T6">Number of cases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6">Scrum</text:span></text:p>
              </table:table-cell>
              <table:table-cell>
                <text:p><text:span text:style-name="T6">25</text:span></text:p>
              </table:table-cell>
            </table:table-row>
            <table:table-row table:style-name="ro1" table:default-cell-style-name="ce3">
              <table:table-cell>
                <text:p><text:span text:style-name="T6">Extreme Programming (XP)</text:span></text:p>
              </table:table-cell>
              <table:table-cell>
                <text:p><text:span text:style-name="T6">4</text:span></text:p>
              </table:table-cell>
            </table:table-row>
            <table:table-row table:style-name="ro1" table:default-cell-style-name="ce3">
              <table:table-cell>
                <text:p text:style-name="P9"><text:span text:style-name="T6">Scrum and XP</text:span></text:p>
              </table:table-cell>
              <table:table-cell>
                <text:p><text:span text:style-name="T6">5</text:span></text:p>
              </table:table-cell>
            </table:table-row>
            <table:table-row table:style-name="ro1" table:default-cell-style-name="ce3">
              <table:table-cell>
                <text:p text:style-name="P9"><text:span text:style-name="T6">Other</text:span></text:p>
              </table:table-cell>
              <table:table-cell>
                <text:p><text:span text:style-name="T6">4</text:span></text:p>
              </table:table-cell>
            </table:table-row>
            <table:table-row table:style-name="ro1" table:default-cell-style-name="ce3">
              <table:table-cell>
                <text:p text:style-name="P9"><text:span text:style-name="T6">Combining Lean to an agile method</text:span></text:p>
              </table:table-cell>
              <table:table-cell>
                <text:p><text:span text:style-name="T6">6</text:span></text:p>
              </table:table-cell>
            </table:table-row>
            <table:table-row table:style-name="ro1" table:default-cell-style-name="ce3">
              <table:table-cell>
                <text:p text:style-name="P9"><text:span text:style-name="T6">Not specified</text:span></text:p>
              </table:table-cell>
              <table:table-cell>
                <text:p><text:span text:style-name="T6">1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5T02:29:02</meta:creation-date>
    <dc:date>2014-05-05T04:13:38</dc:date>
    <meta:editing-duration>PT1H43M25S</meta:editing-duration>
    <meta:editing-cycles>20</meta:editing-cycles>
    <meta:generator>LibreOffice/4.0.3.3$MacOSX_x86 LibreOffice_project/0eaa50a932c8f2199a615e1eb30f7ac74279539</meta:generator>
    <meta:document-statistic meta:object-count="227"/>
  </office:meta>
</office:document-meta>
</file>